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7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2.639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ubmission Date</text:p>
          </table:table-cell>
          <table:table-cell office:value-type="string" calcext:value-type="string">
            <text:p>Submission Time</text:p>
          </table:table-cell>
          <table:table-cell office:value-type="string" calcext:value-type="string">
            <text:p>Rank On Submission</text:p>
          </table:table-cell>
          <table:table-cell office:value-type="string" calcext:value-type="string">
            <text:p>Rank On Resubmiss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1T00:08:00.014" calcext:value-type="date">
            <text:p>12/21/16</text:p>
          </table:table-cell>
          <table:table-cell table:style-name="ce3" office:value-type="time" office:time-value="PT1025400H08M00.859999917S" calcext:value-type="time">
            <text:p>12:08:01 AM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T10:26:46.18" calcext:value-type="date">
            <text:p>12/23/16</text:p>
          </table:table-cell>
          <table:table-cell table:style-name="ce3" office:value-type="time" office:time-value="PT1025448H26M48.999999985S" calcext:value-type="time">
            <text:p>12:26:49 AM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T10:36:58.248999" calcext:value-type="date">
            <text:p>12/23/16</text:p>
          </table:table-cell>
          <table:table-cell table:style-name="ce3" office:value-type="time" office:time-value="PT1025458H36M59.191999314S" calcext:value-type="time">
            <text:p>10:36:59 AM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T11:07:37.278" calcext:value-type="date">
            <text:p>12/23/16</text:p>
          </table:table-cell>
          <table:table-cell table:style-name="ce3" office:value-type="time" office:time-value="PT1025459H07M38.035000507S" calcext:value-type="time">
            <text:p>11:07:38 AM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T12:07:33.999" calcext:value-type="date">
            <text:p>12/23/16</text:p>
          </table:table-cell>
          <table:table-cell table:style-name="ce3" office:value-type="time" office:time-value="PT1025460H07M35.130999628S" calcext:value-type="time">
            <text:p>12:07:35 PM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000-00-00T12:07:31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5:16.533000000</meta:creation-date>
    <dc:date>2016-12-23T12:07:43.404000000</dc:date>
    <meta:editing-duration>PT40M14S</meta:editing-duration>
    <meta:editing-cycles>7</meta:editing-cycles>
    <meta:generator>LibreOffice/4.1.6.2$Windows_x86 LibreOffice_project/40ff705089295be5be0aae9b15123f687c05b0a</meta:generator>
    <meta:document-statistic meta:table-count="1" meta:cell-count="22" meta:object-count="0"/>
  </office:meta>
</office:document-meta>
</file>